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3">
      <style:graphic-properties draw:fill="none" draw:stroke="solid" svg:stroke-width="0.00694in" svg:stroke-color="#5b9bd5" draw:marker-end="a662" svg:stroke-opacity="100%" draw:stroke-linejoin="miter" svg:stroke-linecap="butt"/>
    </style:style>
    <style:style style:family="graphic" style:name="a665">
      <style:graphic-properties draw:fill="none" draw:stroke="solid" svg:stroke-width="0.00694in" svg:stroke-color="#5b9bd5" draw:marker-end="a664" svg:stroke-opacity="100%" draw:stroke-linejoin="miter" svg:stroke-linecap="butt"/>
    </style:style>
    <style:style style:family="graphic" style:name="a667">
      <style:graphic-properties draw:fill="none" draw:stroke="solid" svg:stroke-width="0.00694in" svg:stroke-color="#5b9bd5" draw:marker-end="a666" svg:stroke-opacity="100%" draw:stroke-linejoin="miter" svg:stroke-linecap="but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draw:fill="none" draw:stroke="solid" svg:stroke-width="0.00694in" svg:stroke-color="#5b9bd5" draw:marker-end="a668" svg:stroke-opacity="100%" draw:stroke-linejoin="miter" svg:stroke-linecap="butt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3">
      <style:graphic-properties draw:fill="none" draw:stroke="solid" svg:stroke-width="0.00694in" svg:stroke-color="#5b9bd5" draw:marker-end="a702" svg:stroke-opacity="100%" draw:stroke-linejoin="miter" svg:stroke-linecap="but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1">
      <style:graphic-properties draw:fill="none" draw:stroke="solid" svg:stroke-width="0.00694in" svg:stroke-color="#5b9bd5" draw:marker-end="a670" svg:stroke-opacity="100%" draw:stroke-linejoin="miter" svg:stroke-linecap="butt"/>
    </style:style>
    <style:style style:family="graphic" style:name="a709">
      <style:graphic-properties draw:fill="none" draw:stroke="solid" svg:stroke-width="0.00694in" svg:stroke-color="#5b9bd5" draw:marker-end="a708" svg:stroke-opacity="100%" draw:stroke-linejoin="miter" svg:stroke-linecap="butt"/>
    </style:style>
    <style:style style:family="graphic" style:name="a673">
      <style:graphic-properties draw:fill="none" draw:stroke="solid" svg:stroke-width="0.00694in" svg:stroke-color="#5b9bd5" draw:marker-end="a672" svg:stroke-opacity="100%" draw:stroke-linejoin="miter" svg:stroke-linecap="butt"/>
    </style:style>
    <style:style style:family="graphic" style:name="a675">
      <style:graphic-properties draw:fill="none" draw:stroke="solid" svg:stroke-width="0.00694in" svg:stroke-color="#5b9bd5" draw:marker-end="a674" svg:stroke-opacity="100%" draw:stroke-linejoin="miter" svg:stroke-linecap="butt"/>
    </style:style>
    <style:style style:family="graphic" style:name="a677">
      <style:graphic-properties draw:fill="none" draw:stroke="solid" svg:stroke-width="0.00694in" svg:stroke-color="#5b9bd5" draw:marker-end="a676" svg:stroke-opacity="100%" draw:stroke-linejoin="miter" svg:stroke-linecap="but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draw:fill="none" draw:stroke="solid" svg:stroke-width="0.00694in" svg:stroke-color="#5b9bd5" draw:marker-end="a678" svg:stroke-opacity="100%" draw:stroke-linejoin="miter" svg:stroke-linecap="butt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4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draw:fill="none" draw:stroke="solid" svg:stroke-width="0.00694in" svg:stroke-color="#5b9bd5" draw:marker-end="a680" svg:stroke-opacity="100%" draw:stroke-linejoin="miter" svg:stroke-linecap="butt"/>
    </style:style>
    <style:style style:family="graphic" style:name="a683">
      <style:graphic-properties draw:fill="none" draw:stroke="solid" svg:stroke-width="0.00694in" svg:stroke-color="#5b9bd5" draw:marker-end="a682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5b9bd5" draw:marker-end="a684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694in" svg:stroke-color="#5b9bd5" draw:marker-end="a629" svg:stroke-opacity="100%" draw:stroke-linejoin="miter" svg:stroke-linecap="butt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0694in" svg:stroke-color="#5b9bd5" draw:marker-end="a631" svg:stroke-opacity="100%" draw:stroke-linejoin="miter" svg:stroke-linecap="butt"/>
    </style:style>
    <style:style style:family="graphic" style:name="a634">
      <style:graphic-properties draw:fill="none" draw:stroke="solid" svg:stroke-width="0.00694in" svg:stroke-color="#5b9bd5" draw:marker-end="a633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draw:fill="none" draw:stroke="solid" svg:stroke-width="0.00694in" svg:stroke-color="#5b9bd5" draw:marker-end="a639" svg:stroke-opacity="100%" draw:stroke-linejoin="miter" svg:stroke-linecap="but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Slide4" draw:style-name="a549" draw:master-page-name="Master1-Layout7-blank-En-blanco" presentation:presentation-page-layout-name="Master1-PPL7" draw:id="Slide-259">
        <draw:custom-shape svg:x="0in" svg:y="0.60567in" svg:width="2.9835in" svg:height="7.66205in" draw:id="id73" draw:style-name="a552" draw:name="Rectángulo 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60567in" svg:width="10.98389in" svg:height="7.66205in" draw:id="id74" draw:style-name="a555" draw:name="Rectángulo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60567in" svg:width="2.9835in" svg:height="0.37634in" draw:id="id75" draw:style-name="a559" draw:name="Forma libre 7">
          <svg:title/>
          <svg:desc/>
          <text:p text:style-name="a558" text:class-names="" text:cond-style-name=""><text:span text:style-name="a556" text:class-names="">Cliente/ Técnico</text:span><text:span text:style-name="a5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835in" svg:y="0.60567in" svg:width="6.00693in" svg:height="0.37634in" draw:id="id76" draw:style-name="a563" draw:name="Forma libre 8">
          <svg:title/>
          <svg:desc/>
          <text:p text:style-name="a562" text:class-names="" text:cond-style-name=""><text:span text:style-name="a560" text:class-names="">Administrativo de Repuestos</text:span><text:span text:style-name="a5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5606in" svg:y="3.03486in" svg:width="1.12572in" svg:height="0.64233in" draw:id="id77" draw:style-name="a567" draw:name="Forma libre 144">
          <svg:title/>
          <svg:desc/>
          <text:p text:style-name="a566" text:class-names="" text:cond-style-name=""><text:span text:style-name="a564" text:class-names="">Ingresa Pieza al stock</text:span><text:span text:style-name="a5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8" draw:style-name="a570" draw:name="CuadroTexto 223" svg:x="3.13256in" svg:y="3.0925in" svg:width="0.35372in" svg:height="0.20276in">
          <draw:text-box>
            <text:p text:style-name="a569" text:class-names="" text:cond-style-name=""><text:span text:style-name="a568" text:class-names="">NO</text:span></text:p>
          </draw:text-box>
          <svg:title/>
          <svg:desc/>
        </draw:frame>
        <draw:frame draw:id="id79" draw:style-name="a573" draw:name="CuadroTexto 224" svg:x="5.47265in" svg:y="3.08368in" svg:width="0.31457in" svg:height="0.20866in">
          <draw:text-box>
            <text:p text:style-name="a572" text:class-names="" text:cond-style-name=""><text:span text:style-name="a571" text:class-names="">SI</text:span></text:p>
          </draw:text-box>
          <svg:title/>
          <svg:desc/>
        </draw:frame>
        <draw:custom-shape svg:x="8.99469in" svg:y="0.60603in" svg:width="1.99062in" svg:height="7.66169in" draw:id="id80" draw:style-name="a576" draw:name="Rectángulo 5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9043in" svg:y="0.60567in" svg:width="1.99346in" svg:height="0.37634in" draw:id="id81" draw:style-name="a580" draw:name="Forma libre 9">
          <svg:title/>
          <svg:desc/>
          <text:p text:style-name="a579" text:class-names="" text:cond-style-name=""><text:span text:style-name="a577" text:class-names="">Depósito</text:span><text:span text:style-name="a5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style-name="a583" draw:name="CuadroTexto 9" svg:x="4.3532in" svg:y="0.09522in" svg:width="3.18033in" svg:height="0.40391in">
          <draw:text-box>
            <text:p text:style-name="a582" text:class-names="" text:cond-style-name=""><text:span text:style-name="a581" text:class-names="">Reserva de Piezas<text:s text:c="1"/></text:span></text:p>
          </draw:text-box>
          <svg:title/>
          <svg:desc/>
        </draw:frame>
        <draw:custom-shape svg:x="9.43137in" svg:y="4.48753in" svg:width="1.19527in" svg:height="0.5586in" draw:id="id83" draw:style-name="a587" draw:name="Forma libre 144">
          <svg:title/>
          <svg:desc/>
          <text:p text:style-name="a586" text:class-names="" text:cond-style-name=""><text:span text:style-name="a584" text:class-names="">Recibe la pieza</text:span><text:span text:style-name="a5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2751in" svg:y="3.84902in" svg:width="1.27194in" svg:height="0.65658in" draw:id="id84" draw:style-name="a591" draw:name="Forma libre 144">
          <svg:title/>
          <svg:desc/>
          <text:p text:style-name="a590" text:class-names="" text:cond-style-name=""><text:span text:style-name="a588" text:class-names="">Se genera el pedido al proveedor correspondiente</text:span><text:span text:style-name="a5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1163in" svg:y="1.22294in" svg:width="1.30368in" svg:height="0.6713in" draw:id="id85" draw:style-name="a596" draw:name="Forma libre 144">
          <svg:title/>
          <svg:desc/>
          <text:p text:style-name="a595" text:class-names="" text:cond-style-name=""><text:span text:style-name="a592" text:class-names="">Recibe solicitud</text:span><text:span text:style-name="a593" text:class-names=""><text:s text:c="1"/>de pieza: Vale de repuestos/ Nota de Venta</text:span><text:span text:style-name="a5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00348in" svg:y="1.26063in" svg:width="1.14545in" svg:height="0.59591in" draw:id="id86" draw:style-name="a600" draw:name="Forma libre 144">
          <svg:title/>
          <svg:desc/>
          <text:p text:style-name="a599" text:class-names="" text:cond-style-name=""><text:span text:style-name="a597" text:class-names="">Solicita Pieza</text:span><text:span text:style-name="a5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6382in" svg:y="3.15168in" svg:width="1.39931in" svg:height="0.3937in" draw:id="id87" draw:style-name="a604" draw:name="Forma libre 149">
          <svg:title/>
          <svg:desc/>
          <text:p text:style-name="a603" text:class-names="" text:cond-style-name=""><text:span text:style-name="a601" text:class-names="">¿Pieza disponible?</text:span><text:span text:style-name="a602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73064in" svg:y="3.03486in" svg:width="1.12572in" svg:height="0.64233in" draw:id="id88" draw:style-name="a608" draw:name="Forma libre 144">
          <svg:title/>
          <svg:desc/>
          <text:p text:style-name="a607" text:class-names="" text:cond-style-name=""><text:span text:style-name="a605" text:class-names="">Reserva Pieza. Ingresa pieza en stock de reserva.</text:span><text:span text:style-name="a60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85823in" svg:y="3.16666in" svg:width="1.39931in" svg:height="0.3937in" draw:id="id89" draw:style-name="a612" draw:name="Forma libre 149">
          <svg:title/>
          <svg:desc/>
          <text:p text:style-name="a611" text:class-names="" text:cond-style-name=""><text:span text:style-name="a609" text:class-names="">¿Cliente aguarda pedido?</text:span><text:span text:style-name="a610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5581in" svg:y="4.40455in" svg:width="1.47664in" svg:height="0.72455in" draw:id="id90" draw:style-name="a619" draw:name="Forma libre 144">
          <svg:title/>
          <svg:desc/>
          <text:p text:style-name="a618" text:class-names="" text:cond-style-name=""><text:span text:style-name="a613" text:class-names="">Ubica pieza en estantería de reserva indicando</text:span><text:span text:style-name="a614" text:class-names=""><text:s text:c="1"/></text:span><text:span text:style-name="a615" text:class-names="">N°OR</text:span><text:span text:style-name="a616" text:class-names=""><text:s text:c="1"/>o Nota de pedido correspondiente</text:span><text:span text:style-name="a6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3064in" svg:y="2.0275in" svg:width="1.12572in" svg:height="0.64233in" draw:id="id91" draw:style-name="a623" draw:name="Forma libre 144">
          <svg:title/>
          <svg:desc/>
          <text:p text:style-name="a622" text:class-names="" text:cond-style-name=""><text:span text:style-name="a620" text:class-names="">Se descuenta pieza del stock</text:span><text:span text:style-name="a62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97941in" svg:y="2.287in" svg:width="1.15693in" svg:height="0.56138in" draw:id="id92" draw:style-name="a628" draw:name="Forma libre 144">
          <svg:title/>
          <svg:desc/>
          <text:p text:style-name="a627" text:class-names="" text:cond-style-name=""><text:span text:style-name="a624" text:class-names="">Se registra la<text:s text:c="1"/></text:span><text:span text:style-name="a625" text:class-names="">venta perdida</text:span><text:span text:style-name="a6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14893in" svg:y1="1.55858in" draw:start-shape="id86" draw:start-glue-point="1" svg:x2="3.91163in" svg:y2="1.55858in" draw:end-shape="id85" draw:end-glue-point="3" draw:id="id93" draw:style-name="a630" draw:name="Conector recto de flecha 37">
          <svg:title/>
          <svg:desc/>
        </draw:connector>
        <draw:connector draw:type="line" svg:x1="4.56347in" svg:y1="1.89423in" draw:start-shape="id85" draw:start-glue-point="2" svg:x2="4.56347in" svg:y2="3.15168in" draw:end-shape="id87" draw:end-glue-point="0" draw:id="id94" draw:style-name="a632" draw:name="Conector recto de flecha 40">
          <svg:title/>
          <svg:desc/>
        </draw:connector>
        <draw:connector draw:type="line" svg:x1="1.55788in" svg:y1="3.16666in" draw:start-shape="id89" draw:start-glue-point="0" svg:x2="1.55788in" svg:y2="2.84839in" draw:end-shape="id92" draw:end-glue-point="2" draw:id="id95" draw:style-name="a634" draw:name="Conector recto de flecha 51">
          <svg:title/>
          <svg:desc/>
        </draw:connector>
        <draw:custom-shape svg:x="5.46382in" svg:y="5.39333in" svg:width="1.14179in" svg:height="0.65329in" draw:id="id96" draw:style-name="a638" draw:name="Forma libre 81">
          <svg:title/>
          <svg:desc/>
          <text:p text:style-name="a637" text:class-names="" text:cond-style-name=""><text:span text:style-name="a635" text:class-names="">Se entrega la pieza</text:span><text:span text:style-name="a6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26313in" svg:y1="3.34853in" draw:start-shape="id87" draw:start-glue-point="1" svg:x2="6.73064in" svg:y2="3.35602in" draw:end-shape="id88" draw:end-glue-point="3" draw:id="id97" draw:style-name="a640" draw:name="Conector recto de flecha 55">
          <svg:title/>
          <svg:desc/>
        </draw:connector>
        <draw:custom-shape svg:x="0.97941in" svg:y="5.52664in" svg:width="1.39931in" svg:height="0.3937in" draw:id="id98" draw:style-name="a644" draw:name="Forma libre 149">
          <svg:title/>
          <svg:desc/>
          <text:p text:style-name="a643" text:class-names="" text:cond-style-name=""><text:span text:style-name="a641" text:class-names="">¿Retira la pieza?</text:span><text:span text:style-name="a642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2493in" svg:y="6.25023in" svg:width="1.14179in" svg:height="0.65329in" draw:id="id99" draw:style-name="a648" draw:name="Forma libre 81">
          <svg:title/>
          <svg:desc/>
          <text:p text:style-name="a647" text:class-names="" text:cond-style-name=""><text:span text:style-name="a645" text:class-names="">Transcurridos los 10 días se libera la pieza</text:span><text:span text:style-name="a6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3297in" svg:y="7.10751in" svg:width="1.12572in" svg:height="0.64233in" draw:id="id100" draw:style-name="a652" draw:name="Forma libre 144">
          <svg:title/>
          <svg:desc/>
          <text:p text:style-name="a651" text:class-names="" text:cond-style-name=""><text:span text:style-name="a649" text:class-names="">Ingresa Pieza al stock</text:span><text:span text:style-name="a6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1276in" svg:y="6.29618in" svg:width="1.15693in" svg:height="0.56138in" draw:id="id101" draw:style-name="a657" draw:name="Forma libre 144">
          <svg:title/>
          <svg:desc/>
          <text:p text:style-name="a656" text:class-names="" text:cond-style-name=""><text:span text:style-name="a653" text:class-names="">Se registra la<text:s text:c="1"/></text:span><text:span text:style-name="a654" text:class-names="">venta perdida</text:span><text:span text:style-name="a6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8315in" svg:y="5.38554in" svg:width="1.24874in" svg:height="0.66889in" draw:id="id102" draw:style-name="a661" draw:name="Forma libre 81">
          <svg:title/>
          <svg:desc/>
          <text:p text:style-name="a660" text:class-names="" text:cond-style-name=""><text:span text:style-name="a658" text:class-names="">Se imputa la pieza a la OR o nota de venta correspondiente</text:span><text:span text:style-name="a6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29349in" svg:y1="3.03486in" draw:start-shape="id88" draw:start-glue-point="0" svg:x2="7.29349in" svg:y2="2.66982in" draw:end-shape="id91" draw:end-glue-point="2" draw:id="id103" draw:style-name="a663" draw:name="Conector recto de flecha 67">
          <svg:title/>
          <svg:desc/>
        </draw:connector>
        <draw:connector draw:type="line" svg:x1="10.02901in" svg:y1="4.48753in" draw:start-shape="id83" draw:start-glue-point="0" svg:x2="10.01892in" svg:y2="3.67718in" draw:end-shape="id77" draw:end-glue-point="2" draw:id="id104" draw:style-name="a665" draw:name="Conector recto de flecha 78">
          <svg:title/>
          <svg:desc/>
        </draw:connector>
        <draw:connector draw:type="line" svg:x1="9.45606in" svg:y1="3.35602in" draw:start-shape="id77" draw:start-glue-point="3" svg:x2="7.85635in" svg:y2="3.35602in" draw:end-shape="id88" draw:end-glue-point="1" draw:id="id105" draw:style-name="a667" draw:name="Conector recto de flecha 81">
          <svg:title/>
          <svg:desc/>
        </draw:connector>
        <draw:connector draw:type="line" svg:x1="7.29349in" svg:y1="3.67718in" draw:start-shape="id88" draw:start-glue-point="2" svg:x2="7.29642in" svg:y2="4.40455in" draw:end-shape="id90" draw:end-glue-point="0" draw:id="id106" draw:style-name="a669" draw:name="Conector recto de flecha 85">
          <svg:title/>
          <svg:desc/>
        </draw:connector>
        <draw:connector draw:type="standard" svg:x1="1.67907in" svg:y1="5.52663in" draw:start-shape="id90" draw:start-glue-point="3" svg:x2="6.5581in" svg:y2="4.76683in" draw:end-shape="id98" draw:end-glue-point="0" draw:id="id107" draw:style-name="a671" draw:transform="translate(-4.11858in -5.14673in) rotate(-3.14159) translate(4.11858in 5.14673in)" draw:name="Conector angular 88">
          <svg:title/>
          <svg:desc/>
        </draw:connector>
        <draw:connector draw:type="standard" svg:x1="3.03027in" svg:y1="5.22567in" draw:start-shape="id98" draw:start-glue-point="2" svg:x2="2.37373in" svg:y2="7.27154in" draw:end-shape="id99" draw:end-glue-point="3" draw:id="id108" draw:style-name="a673" draw:transform="translate(-2.702in -6.2486in) rotate(-4.71239) translate(2.702in 6.2486in)" draw:name="Conector angular 93">
          <svg:title/>
          <svg:desc/>
        </draw:connector>
        <draw:connector draw:type="line" svg:x1="2.37872in" svg:y1="5.72349in" draw:start-shape="id98" draw:start-glue-point="1" svg:x2="3.68315in" svg:y2="5.71998in" draw:end-shape="id102" draw:end-glue-point="3" draw:id="id109" draw:style-name="a675" draw:name="Conector recto de flecha 98">
          <svg:title/>
          <svg:desc/>
        </draw:connector>
        <draw:connector draw:type="line" svg:x1="4.93189in" svg:y1="5.71998in" draw:start-shape="id102" draw:start-glue-point="1" svg:x2="5.46382in" svg:y2="5.71998in" draw:end-shape="id96" draw:end-glue-point="3" draw:id="id110" draw:style-name="a677" draw:name="Conector recto de flecha 100">
          <svg:title/>
          <svg:desc/>
        </draw:connector>
        <draw:connector draw:type="line" svg:x1="4.29583in" svg:y1="6.90352in" draw:start-shape="id99" draw:start-glue-point="2" svg:x2="4.29583in" svg:y2="7.10751in" draw:end-shape="id100" draw:end-glue-point="0" draw:id="id111" draw:style-name="a679" draw:name="Conector recto de flecha 102">
          <svg:title/>
          <svg:desc/>
        </draw:connector>
        <draw:connector draw:type="line" svg:x1="4.86672in" svg:y1="6.57687in" draw:start-shape="id99" draw:start-glue-point="1" svg:x2="5.41276in" svg:y2="6.57687in" draw:end-shape="id101" draw:end-glue-point="3" draw:id="id112" draw:style-name="a681" draw:name="Conector recto de flecha 105">
          <svg:title/>
          <svg:desc/>
        </draw:connector>
        <draw:connector draw:type="line" svg:x1="3.86382in" svg:y1="3.34853in" draw:start-shape="id87" draw:start-glue-point="3" svg:x2="2.25753in" svg:y2="3.36351in" draw:end-shape="id89" draw:end-glue-point="1" draw:id="id113" draw:style-name="a683" draw:name="Conector recto de flecha 112">
          <svg:title/>
          <svg:desc/>
        </draw:connector>
        <draw:connector draw:type="standard" svg:x1="3.05117in" svg:y1="2.68402in" draw:start-shape="id89" draw:start-glue-point="2" svg:x2="2.43422in" svg:y2="5.05365in" draw:end-shape="id84" draw:end-glue-point="3" draw:id="id114" draw:style-name="a685" draw:transform="translate(-2.74269in -3.86884in) rotate(-4.71239) translate(2.74269in 3.86884in)" draw:name="Conector angular 114">
          <svg:title/>
          <svg:desc/>
        </draw:connector>
        <draw:frame draw:id="id115" draw:style-name="a688" draw:name="CuadroTexto 223" svg:x="1.20416in" svg:y="2.91586in" svg:width="0.35372in" svg:height="0.20276in">
          <draw:text-box>
            <text:p text:style-name="a687" text:class-names="" text:cond-style-name=""><text:span text:style-name="a686" text:class-names="">NO</text:span></text:p>
          </draw:text-box>
          <svg:title/>
          <svg:desc/>
        </draw:frame>
        <draw:frame draw:id="id116" draw:style-name="a691" draw:name="CuadroTexto 224" svg:x="1.55646in" svg:y="3.65076in" svg:width="0.31457in" svg:height="0.20866in">
          <draw:text-box>
            <text:p text:style-name="a690" text:class-names="" text:cond-style-name=""><text:span text:style-name="a689" text:class-names="">SI</text:span></text:p>
          </draw:text-box>
          <svg:title/>
          <svg:desc/>
        </draw:frame>
        <draw:frame draw:id="id117" draw:style-name="a694" draw:name="CuadroTexto 223" svg:x="1.64943in" svg:y="6.0422in" svg:width="0.35372in" svg:height="0.20276in">
          <draw:text-box>
            <text:p text:style-name="a693" text:class-names="" text:cond-style-name=""><text:span text:style-name="a692" text:class-names="">NO</text:span></text:p>
          </draw:text-box>
          <svg:title/>
          <svg:desc/>
        </draw:frame>
        <draw:frame draw:id="id118" draw:style-name="a697" draw:name="CuadroTexto 224" svg:x="2.4187in" svg:y="5.47364in" svg:width="0.31457in" svg:height="0.20866in">
          <draw:text-box>
            <text:p text:style-name="a696" text:class-names="" text:cond-style-name=""><text:span text:style-name="a695" text:class-names="">SI</text:span></text:p>
          </draw:text-box>
          <svg:title/>
          <svg:desc/>
        </draw:frame>
        <draw:custom-shape svg:x="5.64723in" svg:y="4.0669in" svg:width="0.27869in" svg:height="0.22724in" draw:id="id119" draw:style-name="a701" draw:name="Elipse 194">
          <svg:title/>
          <svg:desc/>
          <text:p text:style-name="a700" text:class-names="" text:cond-style-name=""><text:span text:style-name="a698" text:class-names="">1</text:span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19944in" svg:y1="4.17731in" draw:start-shape="id84" draw:start-glue-point="1" svg:x2="5.64723in" svg:y2="4.18052in" draw:end-shape="id119" draw:end-glue-point="3" draw:id="id120" draw:style-name="a703" draw:name="Conector recto de flecha 199">
          <svg:title/>
          <svg:desc/>
        </draw:connector>
        <draw:custom-shape svg:x="9.89504in" svg:y="5.56868in" svg:width="0.27869in" svg:height="0.22724in" draw:id="id121" draw:style-name="a707" draw:name="Elipse 201">
          <svg:title/>
          <svg:desc/>
          <text:p text:style-name="a706" text:class-names="" text:cond-style-name=""><text:span text:style-name="a704" text:class-names="">1</text:span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03438in" svg:y1="5.56868in" draw:start-shape="id121" draw:start-glue-point="0" svg:x2="10.02901in" svg:y2="5.04613in" draw:end-shape="id83" draw:end-glue-point="2" draw:id="id122" draw:style-name="a709" draw:name="Conector recto de flecha 203">
          <svg:title/>
          <svg:desc/>
        </draw:connector>
        <presentation:notes draw:style-name="a715">
          <draw:frame draw:id="id123" draw:style-name="a712" draw:name="Marcador de número de diapositiva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frame draw:id="id124" presentation:style-name="a713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25" presentation:style-name="a714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44">
      <style:table-cell-properties fo:background-color="#d2deef"/>
    </style:style>
    <style:style style:family="table-cell" style:name="a54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/>
    </style:style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2">
      <style:table-cell-properties fo:background-color="#d2deef"/>
    </style:style>
    <style:style style:family="table-cell" style:name="a543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62" svg:viewBox="0 0 20 30" svg:d="m10 0-10 30h20z"/>
    <draw:marker draw:name="a664" svg:viewBox="0 0 20 30" svg:d="m10 0-10 30h20z"/>
    <draw:marker draw:name="a670" svg:viewBox="0 0 20 30" svg:d="m10 0-10 30h20z"/>
    <draw:marker draw:name="a666" svg:viewBox="0 0 20 30" svg:d="m10 0-10 30h20z"/>
    <draw:marker draw:name="a672" svg:viewBox="0 0 20 30" svg:d="m10 0-10 30h20z"/>
    <draw:marker draw:name="a668" svg:viewBox="0 0 20 30" svg:d="m10 0-10 30h20z"/>
    <draw:marker draw:name="a680" svg:viewBox="0 0 20 30" svg:d="m10 0-10 30h20z"/>
    <draw:marker draw:name="a674" svg:viewBox="0 0 20 30" svg:d="m10 0-10 30h20z"/>
    <draw:marker draw:name="a676" svg:viewBox="0 0 20 30" svg:d="m10 0-10 30h20z"/>
    <draw:marker draw:name="a682" svg:viewBox="0 0 20 30" svg:d="m10 0-10 30h20z"/>
    <draw:marker draw:name="a678" svg:viewBox="0 0 20 30" svg:d="m10 0-10 30h20z"/>
    <draw:marker draw:name="a684" svg:viewBox="0 0 20 30" svg:d="m10 0-10 30h20z"/>
    <draw:marker draw:name="a631" svg:viewBox="0 0 20 30" svg:d="m10 0-10 30h20z"/>
    <draw:marker draw:name="a633" svg:viewBox="0 0 20 30" svg:d="m10 0-10 30h20z"/>
    <draw:marker draw:name="a629" svg:viewBox="0 0 20 30" svg:d="m10 0-10 30h20z"/>
    <draw:marker draw:name="a702" svg:viewBox="0 0 20 30" svg:d="m10 0-10 30h20z"/>
    <draw:marker draw:name="a639" svg:viewBox="0 0 20 30" svg:d="m10 0-10 30h20z"/>
    <draw:marker draw:name="a708" svg:viewBox="0 0 20 30" svg:d="m10 0-10 30h20z"/>
    <table:table-template table:name="{5C22544A-7EE6-4342-B048-85BDC9FD1C3A}">
      <table:first-row table:style-name="a545" table:paragraph-style-name=""/>
      <table:last-row table:style-name="a546" table:paragraph-style-name=""/>
      <table:first-column table:style-name="a547" table:paragraph-style-name=""/>
      <table:last-column table:style-name="a548" table:paragraph-style-name=""/>
      <table:body table:style-name="a540" table:paragraph-style-name=""/>
      <table:even-rows table:style-name="a543" table:paragraph-style-name=""/>
      <table:odd-rows table:style-name="a544" table:paragraph-style-name=""/>
      <table:even-columns table:style-name="a541" table:paragraph-style-name=""/>
      <table:odd-columns table:style-name="a542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5-05T15:54:31Z</dc:date>
    <meta:editing-cycles>88</meta:editing-cycles>
    <meta:editing-duration>PT188272S</meta:editing-duration>
    <meta:document-statistic meta:paragraph-count="30" meta:word-count="127"/>
  </office:meta>
</office:document-meta>
</file>